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fecycleEventTests.contextStarted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fecycleListener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Listener.onApplicationEvent( Application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fecycleEventTests.contextStopped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ifecycleTestBean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Listener.getStopp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TestBean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TestBean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Listener.getStart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